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12.069cm" fo:min-width="5.469cm"/>
    </style:style>
    <style:style style:name="gr2" style:family="graphic" style:parent-style-name="standard">
      <style:graphic-properties draw:fill-color="#ff6666" draw:textarea-horizontal-align="justify" draw:textarea-vertical-align="middle" draw:auto-grow-height="false" fo:min-height="12.069cm" fo:min-width="5.469cm"/>
    </style:style>
    <style:style style:name="gr3" style:family="graphic" style:parent-style-name="standard">
      <style:graphic-properties draw:fill-color="#66ff99" draw:textarea-horizontal-align="justify" draw:textarea-vertical-align="middle" draw:auto-grow-height="false" fo:min-height="12.069cm" fo:min-width="5.46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2.069cm" fo:min-width="5.469cm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1.699cm" fo:min-width="4.46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99cm" fo:min-width="4.465cm"/>
    </style:style>
    <style:style style:name="gr7" style:family="graphic" style:parent-style-name="standard">
      <style:graphic-properties draw:fill-color="#ff6666" draw:textarea-horizontal-align="justify" draw:textarea-vertical-align="middle" draw:auto-grow-height="false" fo:min-height="1.699cm" fo:min-width="4.465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699cm" fo:min-width="4.465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512cm" fo:min-width="15.28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0.512cm" fo:min-width="4.724cm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 fo:min-height="0.512cm" fo:min-width="4.92cm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 fo:min-height="1.274cm" fo:min-width="11.438cm"/>
    </style:style>
    <style:style style:name="P1" style:family="paragraph">
      <loext:graphic-properties draw:fill-color="#ffff66"/>
      <style:paragraph-properties fo:text-align="center"/>
    </style:style>
    <style:style style:name="P2" style:family="paragraph">
      <loext:graphic-properties draw:fill-color="#ff6666"/>
      <style:paragraph-properties fo:text-align="center"/>
    </style:style>
    <style:style style:name="P3" style:family="paragraph">
      <loext:graphic-properties draw:fill-color="#66ff99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>
      <loext:graphic-properties draw:fill-color="#66ff99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>
      <loext:graphic-properties draw:fill-color="#ffffff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loext:graphic-properties draw:fill-color="#ff6666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-color="#cccccc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cccccc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>
      <loext:graphic-properties draw:fill-color="#cccccc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12.319cm" svg:x="18.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12.319cm" svg:x="12.8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12.319cm" svg:x="6.9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969cm" svg:height="12.319cm" svg:x="1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175cm" svg:height="2.159cm" svg:x="7.282cm" svg:y="1.889cm">
          <text:p text:style-name="P5"><text:span text:style-name="T1">unmodified</text:span></text:p>
          <text:p text:style-name="P5"><text:span text:style-name="T1">(committ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175cm" svg:height="2.159cm" svg:x="1.382cm" svg:y="1.889cm">
          <text:p text:style-name="P5"><text:span text:style-name="T1">untrack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175cm" svg:height="2.159cm" svg:x="13.182cm" svg:y="1.889cm">
          <text:p text:style-name="P5"><text:span text:style-name="T1">modif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5.175cm" svg:height="2.159cm" svg:x="19.082cm" svg:y="1.889cm">
          <text:p text:style-name="P9"><text:span text:style-name="T2">stag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18.034cm" svg:height="1.524cm" svg:x="3.921cm" svg:y="4.683cm">
          <text:p text:style-name="P11"><text:span text:style-name="T2">git ad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5.97cm" svg:height="1.524cm" svg:x="15.986cm" svg:y="6.384cm">
          <text:p text:style-name="P11"><text:span text:style-name="T2">git ad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6.194cm" svg:height="1.524cm" svg:x="9.563cm" svg:y="8.085cm">
          <text:p text:style-name="P11"><text:span text:style-name="T3">edit fil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11.938cm" svg:height="1.524cm" svg:x="9.563cm" svg:y="10.086cm">
          <text:p text:style-name="P11"><text:span text:style-name="T1">git commit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2:55.675830903</meta:creation-date>
    <dc:date>2017-08-14T12:59:20.844681737</dc:date>
    <meta:editing-duration>PT25M35S</meta:editing-duration>
    <meta:editing-cycles>9</meta:editing-cycles>
    <meta:generator>LibreOffice/5.1.6.2$Linux_X86_64 LibreOffice_project/10m0$Build-2</meta:generator>
    <meta:document-statistic meta:object-count="12"/>
  </office:meta>
</office:document-meta>
</file>